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5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53.96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56.94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.96mm"/>
    </style:style>
    <style:style style:name="co11" style:family="table-column">
      <style:table-column-properties fo:break-before="auto" style:column-width="15.73mm"/>
    </style:style>
    <style:style style:name="co12" style:family="table-column">
      <style:table-column-properties fo:break-before="auto" style:column-width="24.45mm"/>
    </style:style>
    <style:style style:name="co13" style:family="table-column">
      <style:table-column-properties fo:break-before="auto" style:column-width="15.15mm"/>
    </style:style>
    <style:style style:name="co14" style:family="table-column">
      <style:table-column-properties fo:break-before="auto" style:column-width="21.04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17.64mm"/>
    </style:style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83.2mm"/>
    </style:style>
    <style:style style:name="co20" style:family="table-column">
      <style:table-column-properties fo:break-before="auto" style:column-width="8.47mm"/>
    </style:style>
    <style:style style:name="co21" style:family="table-column">
      <style:table-column-properties fo:break-before="auto" style:column-width="58.67mm"/>
    </style:style>
    <style:style style:name="co22" style:family="table-column">
      <style:table-column-properties fo:break-before="auto" style:column-width="3.19mm"/>
    </style:style>
    <style:style style:name="co23" style:family="table-column">
      <style:table-column-properties fo:break-before="auto" style:column-width="33.9mm"/>
    </style:style>
    <style:style style:name="co24" style:family="table-column">
      <style:table-column-properties fo:break-before="auto" style:column-width="110.9mm"/>
    </style:style>
    <style:style style:name="co25" style:family="table-column">
      <style:table-column-properties fo:break-before="auto" style:column-width="100.01mm"/>
    </style:style>
    <style:style style:name="co26" style:family="table-column">
      <style:table-column-properties fo:break-before="auto" style:column-width="9.15mm"/>
    </style:style>
    <style:style style:name="co27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6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dddddd"/>
      <style:text-properties style:font-name="FreeMono"/>
    </style:style>
    <style:style style:name="ce8" style:family="table-cell" style:parent-style-name="Default">
      <style:text-properties style:font-name="FreeMono" fo:font-weight="bold" style:font-weight-asian="bold" style:font-weight-complex="bold"/>
    </style:style>
    <style:style style:name="ce9" style:family="table-cell" style:parent-style-name="Default">
      <style:text-properties style:font-name="FreeMono"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24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10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16" style:family="table-cell" style:parent-style-name="Default">
      <style:table-cell-properties fo:background-color="transparent" fo:border="none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  <style:style style:name="ce109" style:family="table-cell" style:parent-style-name="Default">
      <style:table-cell-properties fo:background-color="#cccccc"/>
    </style:style>
    <style:style style:name="ce122" style:family="table-cell" style:parent-style-name="Default" style:data-style-name="N100">
      <style:table-cell-properties fo:background-color="#eeeeee"/>
    </style:style>
    <style:style style:name="ce123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8" style:family="table-cell" style:parent-style-name="Default" style:data-style-name="N100">
      <style:text-properties fo:color="#ce181e"/>
    </style:style>
    <style:style style:name="ce129" style:family="table-cell" style:parent-style-name="Default" style:data-style-name="N100">
      <style:text-properties fo:color="#000000" fo:font-weight="bold" style:font-weight-asian="bold" style:font-weight-complex="bold"/>
    </style:style>
    <style:style style:name="ce130" style:family="table-cell" style:parent-style-name="Default" style:data-style-name="N100">
      <style:table-cell-properties fo:background-color="transparent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2" style:family="table-cell" style:parent-style-name="Default" style:data-style-name="N100">
      <style:table-cell-properties fo:background-color="transparent" fo:border="non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6 seek=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u-boot</text:p>
          </table:table-cell>
          <table:table-cell table:style-name="ce7" table:number-columns-repeated="1023"/>
        </table:table-row>
        <table:table-row table:style-name="ro1">
          <table:table-cell office:value-type="string" calcext:value-type="string">
            <text:p>Get the sourcecode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d /dvl &amp;&amp; rm -rf u-boo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git clone --depth=1 git://git.denx.de/u-boot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heckout v2017.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 start clean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cd /dvl &amp;&amp; rm -rf /dvl/u-boot_out &amp;&amp; mkdir u-boot_ou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d /dvl/u-boo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make -j 8 distclean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ARCH=arm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KCONFIG_CONFIG=/dvl/u-boot_out/.config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KBUILD_OUTPUT=/dvl/u-boot_ou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 the configuration on “q8_a33_tablet_1024x600_defconfig”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-- edit /tks/dox/mb734/ub/mb734.cfg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make -j8 EXT_DTB=/dvl/linux-stable_out/arch/arm/boot/dts/sun8i-a33-q8-tablet.dtb menuconfig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make -j8 DEVICE_TREE=sun8i-a33-q8-table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8 q8_a33_tablet_1024x600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targets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make -j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linux-stable</text:p>
          </table:table-cell>
          <table:table-cell table:style-name="ce7" table:number-columns-repeated="1023"/>
        </table:table-row>
        <table:table-row table:style-name="ro1">
          <table:table-cell office:value-type="string" calcext:value-type="string">
            <text:p>Get the sourcecode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d /dvl &amp;&amp; rm -rf linux-stable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git clone --depth=1 git://git.kernel.org/pub/scm/linux/kernel/git/stable/linux-stable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 start clean: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d /dvl &amp;&amp; rm -rf /dvl/linux-stable_out &amp;&amp; mkdir linux-stable_ou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d /dvl/linux-stable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make -j 8 distcle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export ARCH=arm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KCONFIG_CONFIG=/dvl/linux-stable_out/.config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KBUILD_OUTPUT=/dvl/linux-stable_ou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Base the configuration on “sunxi_defconfig”: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- edit /tks/dox/mb734/mb734.cfg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make -j 8 menu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targets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make -j 8 LOADADDR= <text:s text:c="3"/>uImage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make -j 8 modu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ake -j 8 sun8i-a33-q8-tablet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ke -j 8 htmldoc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mc read ${kernel_addr_r} 800 <text:s/>3A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mc read ${fdt_addr_r} <text:s text:c="3"/>4800 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tz ${kernel_addr_r} - ${fdt_addr_r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evicetree </text:p>
          </table:table-cell>
          <table:table-cell table:style-name="ce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 the devicetree on sun8i-a33-q8-tablet.dts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p /dvl/linux-stable/arch/arm/boot/dts/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d /dvl/u-boot_out/arch/arm/dt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/dvl/linux-stable_out/scripts/dtc/dtc -I dtb -O dts -o /dvl/u-boot_out/sun8i-a33-q8-tablet.dtb_dump sun8i-a33-q8-tablet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d /dvl/linux-stable_out/arch/arm/boot/dt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/dvl/linux-stable_out/scripts/dtc/dtc -I dtb -O dts -o /dvl/linux-stable_out/sun8i-a33-q8-tablet.dtb_dump sun8i-a33-q8-tablet.dtb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Config</text:p>
          </table:table-cell>
          <table:table-cell table:style-name="ce21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KConfig</text:p>
          </table:table-cell>
          <table:table-cell table:style-name="ce2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DRAM tim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IO assignment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Video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General Setup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/>
          <table:table-cell table:style-name="ce22" table:number-columns-repeated="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Network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CONFIG_NET is not select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USB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KEYBOARD is not se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Commandline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Partition Type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Filesystem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CONFIG_EFI_PARTI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NFIG_FS_FAT is not set</text:p>
          </table:table-cell>
          <table:table-cell table:number-columns-repeated="1020"/>
        </table:table-row>
      </table:table>
      <table:table table:name="mb734_porting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20" table:default-cell-style-name="ce10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chain" table:style-name="ta1"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10" table:default-cell-style-name="ce33"/>
        <table:table-column table:style-name="co11" table:default-cell-style-name="ce33"/>
        <table:table-column table:style-name="co12" table:default-cell-style-name="ce36"/>
        <table:table-column table:style-name="co11" table:default-cell-style-name="ce36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36"/>
        <table:table-column table:style-name="co1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19" table:number-columns-repeated="2"/>
          <table:table-cell table:style-name="ce24" office:value-type="string" calcext:value-type="string">
            <text:p>Filename</text:p>
          </table:table-cell>
          <table:table-cell table:style-name="ce24"/>
          <table:table-cell table:style-name="ce19" office:value-type="string" calcext:value-type="string">
            <text:p>main type</text:p>
          </table:table-cell>
          <table:table-cell table:style-name="ce19" office:value-type="string" calcext:value-type="string">
            <text:p>subtype</text:p>
          </table:table-cell>
          <table:table-cell table:style-name="ce19"/>
          <table:table-cell table:style-name="ce19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19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19" office:value-type="string" calcext:value-type="string" table:number-columns-spanned="2" table:number-rows-spanned="1">
            <text:p>end</text:p>
          </table:table-cell>
          <table:covered-table-cell table:style-name="ce24"/>
          <table:table-cell table:style-name="ce24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1" table:default-cell-style-name="ce47"/>
        <table:table-column table:style-name="co18" table:default-cell-style-name="ce47"/>
        <table:table-column table:style-name="co1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1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21" table:default-cell-style-name="ce47"/>
        <table:table-column table:style-name="co22" table:default-cell-style-name="ce54"/>
        <table:table-column table:style-name="co22" table:number-columns-repeated="13" table:default-cell-style-name="ce47"/>
        <table:table-column table:style-name="co22" table:default-cell-style-name="ce54"/>
        <table:table-column table:style-name="co22" table:number-columns-repeated="110" table:default-cell-style-name="ce47"/>
        <table:table-column table:style-name="co23" table:default-cell-style-name="ce47"/>
        <table:table-column table:style-name="co1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22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style-name="Default" table:number-columns-repeated="13"/>
          <table:table-cell table:style-name="ce10" table:number-columns-repeated="24"/>
          <table:table-cell table:style-name="ce29" table:number-columns-repeated="86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style-name="Default" table:number-columns-repeated="8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Default" table:number-columns-repeated="7"/>
          <table:table-cell table:style-name="ce48"/>
          <table:table-cell table:style-name="ce10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 table:number-columns-repeated="3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style-name="Default" table:number-columns-repeated="8"/>
          <table:table-cell table:style-name="ce112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style-name="Default" table:number-columns-repeated="7"/>
          <table:table-cell table:style-name="ce116"/>
          <table:table-cell table:style-name="ce10" table:number-columns-repeated="6"/>
          <table:table-cell table:style-name="Default" table:number-columns-repeated="3"/>
          <table:table-cell table:style-name="ce10" table:number-columns-repeated="15"/>
          <table:table-cell table:style-name="ce116"/>
          <table:table-cell table:style-name="ce10" table:number-columns-repeated="3"/>
          <table:table-cell table:style-name="ce29" table:number-columns-repeated="6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/>
          <table:table-cell table:style-name="ce29" table:number-columns-repeated="10"/>
          <table:table-cell table:style-name="Default" table:number-columns-repeated="8"/>
          <table:table-cell table:style-name="ce11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3"/>
          <table:table-cell table:style-name="ce10"/>
          <table:table-cell table:style-name="ce29" table:number-columns-repeated="5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Default" table:number-columns-repeated="6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/>
          <table:table-cell table:style-name="Default"/>
          <table:table-cell table:style-name="ce29" table:number-columns-repeated="11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sunxi-reference-design-tablet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Default"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axp22x.dtsi</text:p>
          </table:table-cell>
          <table:table-cell table:style-name="Default" table:number-columns-repeated="6"/>
          <table:table-cell table:style-name="ce48"/>
          <table:table-cell table:style-name="ce29"/>
          <table:table-cell table:style-name="ce10"/>
          <table:table-cell table:style-name="ce29" table:number-columns-repeated="4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/>
          <table:table-cell table:style-name="ce10"/>
          <table:table-cell table:style-name="ce29" table:number-columns-repeated="18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Default"/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axp223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style-name="Default" table:number-columns-repeated="8"/>
          <table:table-cell table:style-name="ce11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Default" table:number-columns-repeated="8"/>
          <table:table-cell table:style-name="ce48"/>
          <table:table-cell table:style-name="ce29" table:number-columns-repeated="6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style-name="Default" table:number-columns-repeated="8"/>
          <table:table-cell table:style-name="ce112"/>
          <table:table-cell table:style-name="ce52" office:value-type="string" calcext:value-type="string">
            <text:p>sun8i-q8-common.dtsi</text:p>
          </table:table-cell>
          <table:table-cell table:style-name="Default" table:number-columns-repeated="9"/>
          <table:table-cell table:style-name="ce48"/>
          <table:table-cell table:style-name="ce10"/>
          <table:table-cell table:style-name="ce29" table:number-columns-repeated="5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/>
          <table:table-cell table:style-name="ce29" table:number-columns-repeated="1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0" table:number-columns-repeated="8"/>
          <table:table-cell table:style-name="ce91" office:value-type="string" calcext:value-type="string">
            <text:p>sun8i-a33-q8-tablet.dts</text:p>
          </table:table-cell>
          <table:table-cell table:style-name="ce10" table:number-columns-repeated="11"/>
          <table:table-cell table:style-name="ce29" table:number-columns-repeated="6"/>
          <table:table-cell table:style-name="ce10" table:number-columns-repeated="3"/>
          <table:table-cell table:style-name="ce29" table:number-columns-repeated="15"/>
          <table:table-cell table:style-name="ce10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n8i-a33-q8-tablet.dtb_dump_ub" table:style-name="ta1">
        <table:table-column table:style-name="co1" table:default-cell-style-name="Default"/>
        <table:table-row table:style-name="ro1">
          <table:table-cell/>
        </table:table-row>
      </table:table>
      <table:table table:name="sun8i-a33-q8-tablet.dtb_dump" table:style-name="ta1">
        <table:table-column table:style-name="co22" table:number-columns-repeated="85" table:default-cell-style-name="Default"/>
        <table:table-column table:style-name="co1" table:number-columns-repeated="906" table:default-cell-style-name="Default"/>
        <table:table-row table:style-name="ro1">
          <table:table-cell table:number-columns-repeated="991"/>
        </table:table-row>
        <table:table-row table:style-name="ro1">
          <table:table-cell office:value-type="string" calcext:value-type="string">
            <text:p>#address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#size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interrupt-parent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del = "Q8 A33 Tablet"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mpatible = "allwinner,q8-a33", "allwinner,sun8i-a33";</text:p>
          </table:table-cell>
          <table:table-cell table:number-columns-repeated="990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hose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dout-path = "serial0:115200n8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framebuffer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imple-framebuffer", "simple-framebuff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llwinner,pipeline = "de_be0-lcd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28 0x2 0x57 0x2 0x55 0x2 0x54 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cc-lcd-supply = &lt;0x3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alias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erial0 = "/soc@1c00000/serial@1f0280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thernet0 = "/soc@1c00000/mmc@1c10000/sdio_wifi@1"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memory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device_type = "memory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 = &lt;0x40000000 0x80000000&gt;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timer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rm,armv7-timer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nterrupts = &lt;0x1 0xd 0xf08 0x1 0xe 0xf08 0x1 0xb 0xf08 0x1 0xa 0xf0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clock-frequency = &lt;0x16e36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rm,cpu-registers-not-fw-configured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p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enable-method = "allwinner,sun8i-a2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0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cpu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pu-supply = &lt;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7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2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3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lock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sc24M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16e3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24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ext_osc32k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8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ext-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d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soc@1c000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dma-controller@1c02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dma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2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dma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8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0f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f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a 0x2 0x3c 0x2 0x3e 0x2 0x3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c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6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d-gpios = &lt;0x9 0x1 0x4 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1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b 0x2 0x3f 0x2 0x41 0x2 0x4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mc-pwrseq = &lt;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non-removable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sdio_wifi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reg = &lt;0x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mmc@1c1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c 0x2 0x42 0x2 0x44 0x2 0x4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nand@1c03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na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3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d 0x2 0x3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d 0xe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1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extcon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m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r_mode = "otg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hy@1c19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locks = &lt;0x2 0x4a 0x2 0x4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usb0_phy", "usb1_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0 0x2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usb0_reset", "usb1_rese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usb-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9400 0x14 0x1c1a80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phy_ctrl", "pmu1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id_det-gpio = &lt;0x9 0x7 0x8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_power-supply = &lt;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-supply = &lt;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1_vbus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ehci", "generic-e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ohci", "generic-o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4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4 0x2 0x4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lock@1c2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reset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c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c20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f 0x4 0x0 0x1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uart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2", "PF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6", "PG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-cts-rts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8", "PG9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0", "PF1", "PF2", "PF3", "PF4", "PF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0", "PG1", "PG2", "PG3", "PG4", "PG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2_8bi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5", "PC6", "PC8", "PC9", "PC10", "PC11", "PC12", "PC13", "PC14", "PC15", "PC1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2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0", "PC1", "PC2", "PC5", "PC8", "PC9", "PC10", "PC11", "PC12", "PC13", "PC14", "PC1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d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pwm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pwm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2", "PH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9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4", "PH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b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2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E12", "PE1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2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lcd-rgb666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D2", "PD3", "PD4", "PD5", "PD6", "PD7", "PD10", "PD11", "PD12", "PD13", "PD14", "PD15", "PD18", "PD19", "PD20", "PD21", "PD22", "PD23", "PD24", "PD25", "PD26", "PD2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lcd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0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0", "PB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_cd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7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ts_power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ou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sb0_id_detect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8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timer@1c2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tim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00 0xa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2 0x4 0x0 0x1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watchdog@1c20ca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wd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a0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9 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wm@1c2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pw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1400 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wm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c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lradc@1c2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lradc-key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8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ref-supply = &lt;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button@2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Up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30d4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button@4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Dow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61a80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serial@1c28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6 0x18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7 0x18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8 0x18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9 0x18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a 0x18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a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a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61a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touchscree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interrupt-parent = &lt;0x9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1 0x5 0x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0 = &lt;0x1a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ower-gpios = &lt;0x9 0x7 0x1 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i2c@1c2b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b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b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gpu@1c4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mali", "allwinner,sun7i-a20-mali", "arm,mali-40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4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1 0x4 0x0 0x62 0x4 0x0 0x63 0x4 0x0 0x64 0x4 0x0 0x66 0x4 0x0 0x67 0x4 0x0 0x65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gp", "gpmmu", "pp0", "ppmmu0", "pp1", "ppmmu1", "pm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a 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cor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6e36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1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a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c8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-gic", "arm,cortex-a15-gi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81000 0x1000 0x1c82000 0x2000 0x1c84000 0x2000 0x1c86000 0x2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1 0x9 0xf0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rtc@1f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000 0x5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8 0x4 0x0 0x2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f0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-in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rcm@1f0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prc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4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ar10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r10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h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h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f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gates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gates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2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_pio", "apb0_timer", "apb0_rsb", "apb0_uart", "apb0_i2c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1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rs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6i-a31-clock-rese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rese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2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codec-analog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codec-analog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3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cpucfg@1f01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cpuconfig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c00 0x3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f0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3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f0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r_rsb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0", "PL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rsb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4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r_uart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2", "PL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uar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3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wifi_pwrseq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6", "PL7", "PL1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d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rsb@1f03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3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2dc6c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mic@3a3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x-powers,axp22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reg = &lt;0x3a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parent = &lt;0x25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0 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eldoin-supply = &lt;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vbus-supply = &lt;0x26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x-powers,drive-vbus-en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controller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interrup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ac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c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adc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dc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io-channel-cells = &lt;0x1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battery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battery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regulators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x-powers,dcdc-freq = &lt;0xbb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dcdc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3v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8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sy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5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cdc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5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dram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16e36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6e36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1sw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lcd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3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5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io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dll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3dbb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86f9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pll-avcc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932e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wifi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b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1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ldo_io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disabled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touchscreen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rtc_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name = "vcc-rtc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rivevbus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usb0-vb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13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usb_power_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3-usb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12&gt;;</text:p>
          </table:table-cell>
          <table:table-cell table:number-columns-repeated="986"/>
        </table:table-row>
        <table:table-row table:style-name="ro1">
          <table:table-cell/>
          <table:table-cell table:style-name="ce22" office:value-type="string" calcext:value-type="string">
            <text:p>lcd-controller@1c0c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con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c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5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tcon-ch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tcon-pixel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lc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7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f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1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8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a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crypto-engine@1c1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crypto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5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8 0x2 0x4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ai@1c2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c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f 0x18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odec@1c22e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ode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e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ths@1c2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h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5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thermal-sensor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o-channel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si@1ca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s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2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mote-endpoint = &lt;0x2a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8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-phy@1ca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9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isplay-frontend@1e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front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00000 0x2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9 0x2 0x56 0x2 0x5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b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c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isplay-backend@1e6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back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60000 0x10000 0x1e8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f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8 0x2 0x55 0x2 0x54 0x2 0x2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5 0x2 0x1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5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c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b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d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e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rc@1e7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r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7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b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d 0x2 0x62 0x2 0x5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e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d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f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7&gt;;</text:p>
          </table:table-cell>
          <table:table-cell table:number-columns-repeated="985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opp_table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opp-shared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4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7270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298b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8519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8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c9c38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50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e0a6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00000000 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3c34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4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69fb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7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aea5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816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0a32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9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65c0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10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c14d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display-engin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llwinner,sun8i-a33-display-engin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llwinner,pipelines = &lt;0x3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iio-hwmo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iio-hwmon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o-channels = &lt;0x31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gpu-opp-tabl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c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4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89544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8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6e3600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sound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audio-car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name = "sun8i-a33-audio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ormat = "i2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rame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bitclock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mclk-fs = &lt;0x2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aux-devs = &lt;0x33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routing = "Left DAC", "AIF1 Slot 0 Left", "Right DAC", "AIF1 Slot 0 R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simple-audio-card,cpu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imple-audio-card,codec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2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thermal-zones</text:p>
          </table:table-cell>
          <table:table-cell table:number-columns-repeated="990"/>
        </table:table-row>
        <table:table-row table:style-name="ro1">
          <table:table-cell/>
          <table:table-cell table:style-name="ce22" office:value-type="string" calcext:value-type="string">
            <text:p>cpu_thermal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polling-delay-passive = &lt;0xf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olling-delay = &lt;0x3e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thermal-sensors = &lt;0x3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cooling-ma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map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6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2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9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1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3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b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2 0xffffffff&gt;;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 office:value-type="string" calcext:value-type="string">
            <text:p>tri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24f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6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4c0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9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5f9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8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731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b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crit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adb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critical";</text:p>
          </table:table-cell>
          <table:table-cell table:number-columns-repeated="986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ahci-5v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ahci-5v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8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0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0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9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1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1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6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2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2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3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7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325aa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325aa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5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5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26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backlight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pwm-backl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wms = &lt;0x3c 0x0 0xc350 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brightness-levels = &lt;0x0 0xa 0x14 0x1e 0x28 0x32 0x3c 0x46 0x50 0x5a 0x64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default-brightness-level = &lt;0x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gpios = &lt;0x9 0x7 0x6 0x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wifi_pwrseq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mmc-pwrseq-simpl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names = "defaul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0 = &lt;0x3d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ost-power-on-delay-ms = &lt;0xc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c&gt;;</text:p>
          </table:table-cell>
          <table:table-cell table:number-columns-repeated="989"/>
        </table:table-row>
      </table:table>
      <table:table table:name="dtb_comparison" table:style-name="ta1">
        <table:table-column table:style-name="co22" table:number-columns-repeated="2" table:default-cell-style-name="ce47"/>
        <table:table-column table:style-name="co22" table:default-cell-style-name="ce54"/>
        <table:table-column table:style-name="co22" table:number-columns-repeated="17" table:default-cell-style-name="ce47"/>
        <table:table-column table:style-name="co24" table:default-cell-style-name="ce47"/>
        <table:table-column table:style-name="co22" table:number-columns-repeated="4" table:default-cell-style-name="ce47"/>
        <table:table-column table:style-name="co22" table:default-cell-style-name="ce54"/>
        <table:table-column table:style-name="co22" table:number-columns-repeated="17" table:default-cell-style-name="ce47"/>
        <table:table-column table:style-name="co25" table:default-cell-style-name="ce47"/>
        <table:table-column table:style-name="co26" table:default-cell-style-name="ce47"/>
        <table:table-column table:style-name="co22" table:number-columns-repeated="88" table:default-cell-style-name="ce47"/>
        <table:table-column table:style-name="co1" table:number-columns-repeated="891" table:default-cell-style-name="ce47"/>
        <table:table-row table:style-name="ro6">
          <table:table-cell table:number-columns-repeated="28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16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number-columns-repeated="959"/>
        </table:table-row>
        <table:table-row table:style-name="ro6">
          <table:table-cell table:number-columns-repeated="28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number-columns-repeated="2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number-columns-repeated="7"/>
          <table:table-cell table:style-name="ce48"/>
          <table:table-cell table:style-name="ce130" table:number-columns-repeated="3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number-columns-repeated="2"/>
          <table:table-cell table:style-name="ce54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number-columns-repeated="7"/>
          <table:table-cell table:style-name="ce132"/>
          <table:table-cell table:style-name="ce130" table:number-columns-repeated="6"/>
          <table:table-cell table:number-columns-repeated="26"/>
          <table:table-cell table:style-name="ce130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/>
          <table:table-cell table:style-name="ce29" table:number-columns-repeated="10"/>
          <table:table-cell table:number-columns-repeated="2"/>
          <table:table-cell table:style-name="ce54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number-columns-repeated="2"/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sunxi-common-regulators.dtsi</text:p>
          </table:table-cell>
          <table:table-cell table:number-columns-repeated="6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number-columns-repeated="2"/>
          <table:table-cell table:style-name="ce54" table:number-columns-repeated="2"/>
          <table:table-cell/>
          <table:table-cell table:style-name="ce29" office:value-type="string" calcext:value-type="string">
            <text:p>sunxi-reference-design-tablet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axp22x.dtsi</text:p>
          </table:table-cell>
          <table:table-cell table:number-columns-repeated="6"/>
          <table:table-cell table:style-name="ce48"/>
          <table:table-cell table:style-name="ce29"/>
          <table:table-cell table:style-name="ce130"/>
          <table:table-cell table:style-name="ce29" table:number-columns-repeated="4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/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/>
          <table:table-cell table:style-name="ce29" office:value-type="string" calcext:value-type="string">
            <text:p>axp223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number-columns-repeated="2"/>
          <table:table-cell table:style-name="ce54" table:number-columns-repeated="2"/>
          <table:table-cell table:style-name="ce29" office:value-type="string" calcext:value-type="string">
            <text:p>sun8i-reference-design-tablet.dtsi</text:p>
          </table:table-cell>
          <table:table-cell table:number-columns-repeated="8"/>
          <table:table-cell table:style-name="ce48"/>
          <table:table-cell table:style-name="ce29" table:number-columns-repeated="6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number-columns-repeated="2"/>
          <table:table-cell table:style-name="ce54"/>
          <table:table-cell table:style-name="ce52" office:value-type="string" calcext:value-type="string">
            <text:p>sun8i-q8-common.dtsi</text:p>
          </table:table-cell>
          <table:table-cell table:number-columns-repeated="9"/>
          <table:table-cell table:style-name="ce48"/>
          <table:table-cell table:style-name="ce130"/>
          <table:table-cell table:style-name="ce29" table:number-columns-repeated="5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30"/>
          <table:table-cell table:style-name="ce131" office:value-type="string" calcext:value-type="string">
            <text:p>=</text:p>
          </table:table-cell>
          <table:table-cell table:style-name="ce91" office:value-type="string" calcext:value-type="string">
            <text:p>sun8i-a33-q8-tablet.dts</text:p>
          </table:table-cell>
          <table:table-cell table:style-name="ce130" table:number-columns-repeated="11"/>
          <table:table-cell table:style-name="ce29" table:number-columns-repeated="6"/>
          <table:table-cell table:style-name="ce130" table:number-columns-repeated="2"/>
          <table:table-cell table:number-columns-repeated="7"/>
          <table:table-cell table:style-name="ce130"/>
          <table:table-cell table:number-columns-repeated="16"/>
          <table:table-cell table:style-name="ce29"/>
          <table:table-cell table:number-columns-repeated="93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aliases</text:p>
          </table:table-cell>
          <table:table-cell table:number-columns-repeated="22"/>
          <table:table-cell table:style-name="ce62" office:value-type="string" calcext:value-type="string">
            <text:p>aliases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memory</text:p>
          </table:table-cell>
          <table:table-cell table:number-columns-repeated="22"/>
          <table:table-cell table:style-name="ce62" office:value-type="string" calcext:value-type="string">
            <text:p>memory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imer</text:p>
          </table:table-cell>
          <table:table-cell table:style-name="ce9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pus</text:p>
          </table:table-cell>
          <table:table-cell table:number-columns-repeated="22"/>
          <table:table-cell table:style-name="ce62" office:value-type="string" calcext:value-type="string">
            <text:p>cpu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locks</text:p>
          </table:table-cell>
          <table:table-cell table:number-columns-repeated="22"/>
          <table:table-cell table:style-name="ce62" office:value-type="string" calcext:value-type="string">
            <text:p>clock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ma-controller@01c02000</text:p>
          </table:table-cell>
          <table:table-cell table:style-name="ce9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9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8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8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9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9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9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9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9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9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uart0@0</text:p>
          </table:table-cell>
          <table:table-cell table:number-columns-repeated="22"/>
          <table:table-cell table:style-name="ce96" office:value-type="string" calcext:value-type="string">
            <text:p>uart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@0</text:p>
          </table:table-cell>
          <table:table-cell table:number-columns-repeated="22"/>
          <table:table-cell table:style-name="ce96" office:value-type="string" calcext:value-type="string">
            <text:p>uart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-cts-rts@0</text:p>
          </table:table-cell>
          <table:table-cell table:number-columns-repeated="22"/>
          <table:table-cell table:style-name="ce96" office:value-type="string" calcext:value-type="string">
            <text:p>uart1-cts-rts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nand-base0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cs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rb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96" office:value-type="string" calcext:value-type="string">
            <text:p>mmc0@0</text:p>
          </table:table-cell>
          <table:table-cell table:number-columns-repeated="22"/>
          <table:table-cell table:style-name="ce96" office:value-type="string" calcext:value-type="string">
            <text:p>mm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mmc1@0</text:p>
          </table:table-cell>
          <table:table-cell table:number-columns-repeated="22"/>
          <table:table-cell table:style-name="ce128" office:value-type="string" calcext:value-type="string">
            <text:p>mm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mmc2_8bit</text:p>
          </table:table-cell>
          <table:table-cell table:number-columns-repeated="22"/>
          <table:table-cell table:style-name="ce96" office:value-type="string" calcext:value-type="string">
            <text:p>mmc2_8bit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1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pwm0</text:p>
          </table:table-cell>
          <table:table-cell table:number-columns-repeated="22"/>
          <table:table-cell table:style-name="ce96" office:value-type="string" calcext:value-type="string">
            <text:p>pwm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0@0</text:p>
          </table:table-cell>
          <table:table-cell table:number-columns-repeated="22"/>
          <table:table-cell table:style-name="ce96" office:value-type="string" calcext:value-type="string">
            <text:p>i2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1@0</text:p>
          </table:table-cell>
          <table:table-cell table:number-columns-repeated="22"/>
          <table:table-cell table:style-name="ce96" office:value-type="string" calcext:value-type="string">
            <text:p>i2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2@0</text:p>
          </table:table-cell>
          <table:table-cell table:number-columns-repeated="22"/>
          <table:table-cell table:style-name="ce96" office:value-type="string" calcext:value-type="string">
            <text:p>i2c2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lcd-rgb666@0</text:p>
          </table:table-cell>
          <table:table-cell table:number-columns-repeated="22"/>
          <table:table-cell table:style-name="ce96" office:value-type="string" calcext:value-type="string">
            <text:p>lcd-rgb666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0@1</text:p>
          </table:table-cell>
          <table:table-cell table:number-columns-repeated="22"/>
          <table:table-cell table:style-name="ce96" office:value-type="string" calcext:value-type="string">
            <text:p>uart0@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ahci_pwr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0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1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2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bl_en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mmc0_cd_pin@0</text:p>
          </table:table-cell>
          <table:table-cell table:number-columns-repeated="22"/>
          <table:table-cell table:style-name="ce128" office:value-type="string" calcext:value-type="string">
            <text:p>mmc0_cd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ts_power_pin@0</text:p>
          </table:table-cell>
          <table:table-cell table:number-columns-repeated="22"/>
          <table:table-cell table:style-name="ce128" office:value-type="string" calcext:value-type="string">
            <text:p>ts_power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usb0_id_detect_pin@0</text:p>
          </table:table-cell>
          <table:table-cell table:number-columns-repeated="22"/>
          <table:table-cell table:style-name="ce128" office:value-type="string" calcext:value-type="string">
            <text:p>usb0_id_detect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9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9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9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9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button@200</text:p>
          </table:table-cell>
          <table:table-cell table:number-columns-repeated="22"/>
          <table:table-cell table:style-name="ce96" office:value-type="string" calcext:value-type="string">
            <text:p>button@20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button@400</text:p>
          </table:table-cell>
          <table:table-cell table:number-columns-repeated="22"/>
          <table:table-cell table:style-name="ce96" office:value-type="string" calcext:value-type="string">
            <text:p>button@40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8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8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8" office:value-type="string" calcext:value-type="string">
            <text:p>touchscree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9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9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9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9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9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r_rsb</text:p>
          </table:table-cell>
          <table:table-cell table:number-columns-repeated="22"/>
          <table:table-cell table:style-name="ce96" office:value-type="string" calcext:value-type="string">
            <text:p>r_rsb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r_uart@0</text:p>
          </table:table-cell>
          <table:table-cell table:number-columns-repeated="22"/>
          <table:table-cell table:style-name="ce96" office:value-type="string" calcext:value-type="string">
            <text:p>r_uart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wifi_pwrseq_pin@0</text:p>
          </table:table-cell>
          <table:table-cell table:number-columns-repeated="22"/>
          <table:table-cell table:style-name="ce128" office:value-type="string" calcext:value-type="string">
            <text:p>wifi_pwrseq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9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6">
          <table:table-cell table:number-columns-repeated="28"/>
          <table:table-cell table:style-name="ce128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96" office:value-type="string" calcext:value-type="string">
            <text:p>regulators</text:p>
          </table:table-cell>
          <table:table-cell table:number-columns-repeated="22"/>
          <table:table-cell table:style-name="ce96" office:value-type="string" calcext:value-type="string">
            <text:p>regulators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dcdc1</text:p>
          </table:table-cell>
          <table:table-cell table:number-columns-repeated="22"/>
          <table:table-cell table:style-name="ce96" office:value-type="string" calcext:value-type="string">
            <text:p>dcdc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dcdc2</text:p>
          </table:table-cell>
          <table:table-cell table:number-columns-repeated="22"/>
          <table:table-cell table:style-name="ce128" office:value-type="string" calcext:value-type="string">
            <text:p>dcdc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3</text:p>
          </table:table-cell>
          <table:table-cell table:number-columns-repeated="22"/>
          <table:table-cell table:style-name="ce96" office:value-type="string" calcext:value-type="string">
            <text:p>dcdc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4</text:p>
          </table:table-cell>
          <table:table-cell table:number-columns-repeated="22"/>
          <table:table-cell table:style-name="ce96" office:value-type="string" calcext:value-type="string">
            <text:p>dcdc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5</text:p>
          </table:table-cell>
          <table:table-cell table:number-columns-repeated="22"/>
          <table:table-cell table:style-name="ce96" office:value-type="string" calcext:value-type="string">
            <text:p>dcdc5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1sw</text:p>
          </table:table-cell>
          <table:table-cell table:number-columns-repeated="22"/>
          <table:table-cell table:style-name="ce96" office:value-type="string" calcext:value-type="string">
            <text:p>dc1sw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5ldo</text:p>
          </table:table-cell>
          <table:table-cell table:number-columns-repeated="22"/>
          <table:table-cell table:style-name="ce96" office:value-type="string" calcext:value-type="string">
            <text:p>dc5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1</text:p>
          </table:table-cell>
          <table:table-cell table:number-columns-repeated="22"/>
          <table:table-cell table:style-name="ce96" office:value-type="string" calcext:value-type="string">
            <text:p>a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2</text:p>
          </table:table-cell>
          <table:table-cell table:number-columns-repeated="22"/>
          <table:table-cell table:style-name="ce96" office:value-type="string" calcext:value-type="string">
            <text:p>a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3</text:p>
          </table:table-cell>
          <table:table-cell table:number-columns-repeated="22"/>
          <table:table-cell table:style-name="ce96" office:value-type="string" calcext:value-type="string">
            <text:p>a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1</text:p>
          </table:table-cell>
          <table:table-cell table:number-columns-repeated="22"/>
          <table:table-cell table:style-name="ce96" office:value-type="string" calcext:value-type="string">
            <text:p>d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2</text:p>
          </table:table-cell>
          <table:table-cell table:number-columns-repeated="22"/>
          <table:table-cell table:style-name="ce96" office:value-type="string" calcext:value-type="string">
            <text:p>d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3</text:p>
          </table:table-cell>
          <table:table-cell table:number-columns-repeated="22"/>
          <table:table-cell table:style-name="ce96" office:value-type="string" calcext:value-type="string">
            <text:p>d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4</text:p>
          </table:table-cell>
          <table:table-cell table:number-columns-repeated="22"/>
          <table:table-cell table:style-name="ce96" office:value-type="string" calcext:value-type="string">
            <text:p>dldo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1</text:p>
          </table:table-cell>
          <table:table-cell table:number-columns-repeated="22"/>
          <table:table-cell table:style-name="ce96" office:value-type="string" calcext:value-type="string">
            <text:p>e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2</text:p>
          </table:table-cell>
          <table:table-cell table:number-columns-repeated="22"/>
          <table:table-cell table:style-name="ce96" office:value-type="string" calcext:value-type="string">
            <text:p>e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3</text:p>
          </table:table-cell>
          <table:table-cell table:number-columns-repeated="22"/>
          <table:table-cell table:style-name="ce96" office:value-type="string" calcext:value-type="string">
            <text:p>e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ldo_io0</text:p>
          </table:table-cell>
          <table:table-cell table:number-columns-repeated="22"/>
          <table:table-cell table:style-name="ce96" office:value-type="string" calcext:value-type="string">
            <text:p>ldo_io0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ldo_io1</text:p>
          </table:table-cell>
          <table:table-cell table:number-columns-repeated="22"/>
          <table:table-cell table:style-name="ce128" office:value-type="string" calcext:value-type="string">
            <text:p>ldo_i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rtc_ldo</text:p>
          </table:table-cell>
          <table:table-cell table:number-columns-repeated="22"/>
          <table:table-cell table:style-name="ce96" office:value-type="string" calcext:value-type="string">
            <text:p>rtc_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rivevbus</text:p>
          </table:table-cell>
          <table:table-cell table:number-columns-repeated="22"/>
          <table:table-cell table:style-name="ce96" office:value-type="string" calcext:value-type="string">
            <text:p>drivevbus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9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@1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9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9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9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9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9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6">
          <table:table-cell table:number-columns-repeated="26"/>
          <table:table-cell table:style-name="ce128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6">
          <table:table-cell table:number-columns-repeated="27"/>
          <table:table-cell table:style-name="ce128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28"/>
          <table:table-cell table:style-name="ce128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</text:p>
          </table:table-cell>
          <table:table-cell table:number-columns-repeated="994"/>
        </table:table-row>
        <table:table-row table:style-name="ro6">
          <table:table-cell table:number-columns-repeated="26"/>
          <table:table-cell table:style-name="ce128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9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9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0</text:p>
          </table:table-cell>
          <table:table-cell table:number-columns-repeated="22"/>
          <table:table-cell table:style-name="ce129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3"/>
          <table:table-cell table:style-name="ce9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9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pu</text:p>
          </table:table-cell>
          <table:table-cell table:number-columns-repeated="22"/>
          <table:table-cell table:style-name="ce96" office:value-type="string" calcext:value-type="string">
            <text:p>simple-audio-card,cpu</text:p>
          </table:table-cell>
          <table:table-cell table:number-columns-repeated="997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odec</text:p>
          </table:table-cell>
          <table:table-cell table:number-columns-repeated="22"/>
          <table:table-cell table:style-name="ce9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hermal-zones</text:p>
          </table:table-cell>
          <table:table-cell table:number-columns-repeated="22"/>
          <table:table-cell table:style-name="ce62" office:value-type="string" calcext:value-type="string">
            <text:p>thermal-zone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cpu_thermal</text:p>
          </table:table-cell>
          <table:table-cell table:number-columns-repeated="22"/>
          <table:table-cell table:style-name="ce96" office:value-type="string" calcext:value-type="string">
            <text:p>cpu_thermal</text:p>
          </table:table-cell>
          <table:table-cell table:number-columns-repeated="997"/>
        </table:table-row>
        <table:table-row table:style-name="ro6">
          <table:table-cell table:number-columns-repeated="4"/>
          <table:table-cell table:style-name="ce96" office:value-type="string" calcext:value-type="string">
            <text:p>cooling-maps</text:p>
          </table:table-cell>
          <table:table-cell table:number-columns-repeated="22"/>
          <table:table-cell table:style-name="ce96" office:value-type="string" calcext:value-type="string">
            <text:p>cooling-ma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map0</text:p>
          </table:table-cell>
          <table:table-cell table:number-columns-repeated="22"/>
          <table:table-cell table:style-name="ce96" office:value-type="string" calcext:value-type="string">
            <text:p>map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1</text:p>
          </table:table-cell>
          <table:table-cell table:number-columns-repeated="22"/>
          <table:table-cell table:style-name="ce96" office:value-type="string" calcext:value-type="string">
            <text:p>map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2</text:p>
          </table:table-cell>
          <table:table-cell table:number-columns-repeated="22"/>
          <table:table-cell table:style-name="ce96" office:value-type="string" calcext:value-type="string">
            <text:p>map2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3</text:p>
          </table:table-cell>
          <table:table-cell table:number-columns-repeated="22"/>
          <table:table-cell table:style-name="ce96" office:value-type="string" calcext:value-type="string">
            <text:p>map3</text:p>
          </table:table-cell>
          <table:table-cell table:number-columns-repeated="995"/>
        </table:table-row>
        <table:table-row table:style-name="ro6">
          <table:table-cell table:number-columns-repeated="4"/>
          <table:table-cell table:style-name="ce96" office:value-type="string" calcext:value-type="string">
            <text:p>trips</text:p>
          </table:table-cell>
          <table:table-cell table:number-columns-repeated="22"/>
          <table:table-cell table:style-name="ce96" office:value-type="string" calcext:value-type="string">
            <text:p>tri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0</text:p>
          </table:table-cell>
          <table:table-cell table:number-columns-repeated="22"/>
          <table:table-cell table:style-name="ce96" office:value-type="string" calcext:value-type="string">
            <text:p>c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0</text:p>
          </table:table-cell>
          <table:table-cell table:number-columns-repeated="22"/>
          <table:table-cell table:style-name="ce96" office:value-type="string" calcext:value-type="string">
            <text:p>g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1</text:p>
          </table:table-cell>
          <table:table-cell table:number-columns-repeated="22"/>
          <table:table-cell table:style-name="ce96" office:value-type="string" calcext:value-type="string">
            <text:p>c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1</text:p>
          </table:table-cell>
          <table:table-cell table:number-columns-repeated="22"/>
          <table:table-cell table:style-name="ce96" office:value-type="string" calcext:value-type="string">
            <text:p>g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crit</text:p>
          </table:table-cell>
          <table:table-cell table:number-columns-repeated="22"/>
          <table:table-cell table:style-name="ce96" office:value-type="string" calcext:value-type="string">
            <text:p>cpu_crit</text:p>
          </table:table-cell>
          <table:table-cell table:number-columns-repeated="995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inman</text:p>
          </table:table-cell>
          <table:table-cell table:number-columns-repeated="1021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 table:number-rows-repeated="10483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"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XU4</text:p>
          </table:table-cell>
          <table:table-cell/>
          <table:table-cell office:value-type="string" calcext:value-type="string">
            <text:p>Exynos5422</text:p>
          </table:table-cell>
          <table:table-cell/>
          <table:table-cell office:value-type="string" calcext:value-type="string">
            <text:p>Cortex-A15 + Cortex-A7</text:p>
          </table:table-cell>
          <table:table-cell office:value-type="string" calcext:value-type="string">
            <text:p>Quad + Qu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 Solo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Smart6818</text:p>
          </table:table-cell>
          <table:table-cell/>
          <table:table-cell office:value-type="string" calcext:value-type="string">
            <text:p>S5P68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rt4418</text:p>
          </table:table-cell>
          <table:table-cell/>
          <table:table-cell office:value-type="string" calcext:value-type="string">
            <text:p>S5P4418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 core</text:p>
          </table:table-cell>
        </table:table-row>
        <table:table-row table:style-name="ro1">
          <table:table-cell/>
          <table:table-cell office:value-type="string" calcext:value-type="string">
            <text:p>Smart210</text:p>
          </table:table-cell>
          <table:table-cell/>
          <table:table-cell office:value-type="string" calcext:value-type="string">
            <text:p>S5PV210</text:p>
          </table:table-cell>
          <table:table-cell/>
          <table:table-cell office:value-type="string" calcext:value-type="string">
            <text:p>Cortex-A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y4412</text:p>
          </table:table-cell>
          <table:table-cell/>
          <table:table-cell office:value-type="string" calcext:value-type="string">
            <text:p>Exynos4412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 style:data-style-name="N2" text:time-value="04:39:00.080144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23T06:14:58.728562865</dc:date>
    <meta:editing-duration>P2DT11H14M40S</meta:editing-duration>
    <meta:editing-cycles>1152</meta:editing-cycles>
    <meta:document-statistic meta:table-count="13" meta:cell-count="8112" meta:object-count="0"/>
  </office:meta>
</office:document-meta>
</file>